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6.52mm" svg:y="86.33mm">
            <loext:p draw:notify-on-update-of-ranges="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51.44mm" svg:y="91.11mm">
            <loext:p draw:notify-on-update-of-ranges="Sheet1.C1:Sheet1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233.86585" calcext:value-type="float">
            <text:p>328233.86585</text:p>
          </table:table-cell>
          <table:table-cell office:value-type="float" office:value="1.84728953495" calcext:value-type="float">
            <text:p>1.847289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8233.86585" calcext:value-type="float">
            <text:p>328233.86585</text:p>
          </table:table-cell>
          <table:table-cell office:value-type="float" office:value="1.84728953324" calcext:value-type="float">
            <text:p>1.8472895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233.86585" calcext:value-type="float">
            <text:p>328233.86585</text:p>
          </table:table-cell>
          <table:table-cell office:value-type="float" office:value="1.84728953322" calcext:value-type="float">
            <text:p>1.8472895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8233.86585" calcext:value-type="float">
            <text:p>328233.86585</text:p>
          </table:table-cell>
          <table:table-cell office:value-type="float" office:value="1.84728953148" calcext:value-type="float">
            <text:p>1.8472895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626.067713" calcext:value-type="float">
            <text:p>302626.067713</text:p>
          </table:table-cell>
          <table:table-cell office:value-type="float" office:value="1.70732681082" calcext:value-type="float">
            <text:p>1.7073268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802.673303" calcext:value-type="float">
            <text:p>225802.673303</text:p>
          </table:table-cell>
          <table:table-cell office:value-type="float" office:value="1.28743864359" calcext:value-type="float">
            <text:p>1.2874386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561.560802" calcext:value-type="float">
            <text:p>199561.560802</text:p>
          </table:table-cell>
          <table:table-cell office:value-type="float" office:value="1.15193990915" calcext:value-type="float">
            <text:p>1.15193990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747.427756" calcext:value-type="float">
            <text:p>138747.427756</text:p>
          </table:table-cell>
          <table:table-cell office:value-type="float" office:value="0.817234430759" calcext:value-type="float">
            <text:p>0.8172344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747.427756" calcext:value-type="float">
            <text:p>138747.427756</text:p>
          </table:table-cell>
          <table:table-cell office:value-type="float" office:value="0.817234430759" calcext:value-type="float">
            <text:p>0.8172344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174.407211" calcext:value-type="float">
            <text:p>104174.407211</text:p>
          </table:table-cell>
          <table:table-cell office:value-type="float" office:value="0.618027686816" calcext:value-type="float">
            <text:p>0.6180276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5:42:55.984616230</meta:creation-date>
    <dc:date>2017-04-11T15:46:45.372177665</dc:date>
    <meta:editing-duration>PT3M49S</meta:editing-duration>
    <meta:editing-cycles>1</meta:editing-cycles>
    <meta:document-statistic meta:table-count="1" meta:cell-count="3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2cm" svg:y="4.123cm" style:legend-expansion="high" chart:style-name="ch2"/>
        <chart:plot-area chart:style-name="ch3" table:cell-range-address="Sheet1.B1:Sheet1.B10" svg:x="0.319cm" svg:y="0.18cm" svg:width="13.244cm" svg:height="8.645cm">
          <chartooo:coordinate-region svg:x="1.681cm" svg:y="0.379cm" svg:width="11.6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233.86585">
                <text:p>328233.86585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233.86585">
                <text:p>328233.86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233.86585">
                <text:p>328233.8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8233.86585">
                <text:p>328233.86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626.067713">
                <text:p>302626.067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802.673303">
                <text:p>225802.673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561.560802">
                <text:p>199561.560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747.427756">
                <text:p>138747.427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747.427756">
                <text:p>138747.427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174.407211">
                <text:p>104174.407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2cm" svg:y="4.123cm" style:legend-expansion="high" chart:style-name="ch2"/>
        <chart:plot-area chart:style-name="ch3" table:cell-range-address="Sheet1.C1:Sheet1.C10" svg:x="0.319cm" svg:y="0.18cm" svg:width="13.244cm" svg:height="8.645cm">
          <chartooo:coordinate-region svg:x="1.046cm" svg:y="0.379cm" svg:width="12.3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728953495">
                <text:p>1.84728953495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4728953324">
                <text:p>1.8472895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728953322">
                <text:p>1.84728953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728953148">
                <text:p>1.84728953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732681082">
                <text:p>1.70732681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8743864359">
                <text:p>1.28743864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193990915">
                <text:p>1.15193990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7234430759">
                <text:p>0.817234430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7234430759">
                <text:p>0.817234430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8027686816">
                <text:p>0.6180276868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